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family="paragraph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text-properties fo:language="ru" fo:country="RU"/>
    </style:style>
    <style:style style:name="P25" style:parent-style-name="Standard" style:family="paragraph"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P27" style:parent-style-name="Standard" style:family="paragraph">
      <style:text-properties fo:language="ru" fo:country="RU"/>
    </style:style>
    <style:style style:name="P28" style:parent-style-name="Standard" style:family="paragraph"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P31" style:parent-style-name="Standard" style:family="paragraph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9264" draw:style-name="a0" draw:name="Изображение2" text:anchor-type="paragraph" svg:x="0.85069in" svg:y="5.94444in" svg:width="0.8598in" svg:height="0.8598in" style:rel-width="scale" style:rel-height="scale"><draw:image xlink:href="media/image1.png" xlink:type="simple" xlink:show="embed" xlink:actuate="onLoad"/><svg:title/><svg:desc/></draw:frame><draw:frame draw:z-index="251658240" draw:style-name="a1" draw:name="Изображение1" text:anchor-type="paragraph" svg:x="2.3937in" svg:y="3.9736in" svg:width="1.9693in" svg:height="1.9693in" style:rel-width="scale" style:rel-height="scale"><draw:image xlink:href="media/image2.png" xlink:type="simple" xlink:show="embed" xlink:actuate="onLoad"/><svg:title/><svg:desc/></draw:frame><text:span text:style-name="T2"><text:s text:c="27"/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Standard"><text:span text:style-name="T32"><text:s text:c="61"/></text:span><text:span text:style-name="T33"><draw:frame draw:style-name="a2" draw:name="Рисунок 7" text:anchor-type="as-char" svg:x="0in" svg:y="0in" svg:width="0.86111in" svg:height="0.86111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2-05-09T21:47:00Z</meta:creation-date>
    <dc:date>2022-05-23T21:39:00Z</dc:date>
    <meta:template xlink:href="Normal.dotm" xlink:type="simple"/>
    <meta:editing-cycles>2</meta:editing-cycles>
    <meta:editing-duration>PT660S</meta:editing-duration>
    <meta:document-statistic meta:page-count="1" meta:paragraph-count="1" meta:word-count="18" meta:character-count="121" meta:row-count="1" meta:non-whitespace-character-count="104"/>
  </office:meta>
</office:document-meta>
</file>